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3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style:style style:name="T5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5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7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hyperlink" loext:color-type="theme"/>
      </style:text-properties>
    </style:style>
    <style:style style:name="T8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accent5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etting started with Graphics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etting started with Graphic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t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rt</text:span></text:p>
          </draw:text-box>
        </draw:frame>
        <draw:frame draw:name="Google Shape;61;p14" presentation:style-name="pr5" draw:text-style-name="P8" draw:layer="layout" svg:width="23.667cm" svg:height="9.489cm" svg:x="0.866cm" svg:y="3.1cm" presentation:class="outline" presentation:user-transformed="true">
          <draw:text-box>
            <text:list text:style-name="L3">
              <text:list-item>
                <text:p text:style-name="P7"><text:span text:style-name="T3">Pixelorama (</text:span><text:span text:style-name="T4"><text:a xlink:href="https://orama-interactive.itch.io/pixelorama" xlink:type="simple">https://orama-interactive.itch.io/pixelorama</text:a></text:span><text:span text:style-name="T3">)</text:span></text:p>
              </text:list-item>
              <text:list-item>
                <text:p text:style-name="P7"><text:span text:style-name="T3">The Gimp (</text:span><text:span text:style-name="T5"><text:a xlink:href="https://www.gimp.org/" xlink:type="simple">https://www.gimp.org/</text:a></text:span><text:span text:style-name="T3">)</text:span></text:p>
              </text:list-item>
              <text:list-item>
                <text:p text:style-name="P7"><text:span text:style-name="T3">Krita (</text:span><text:span text:style-name="T4"><text:a xlink:href="https://krita.org/" xlink:type="simple">https://krita.org/</text:a></text:span><text:span text:style-name="T3">)</text:span></text:p>
              </text:list-item>
              <text:list-item>
                <text:p text:style-name="P7"><text:span text:style-name="T3">Blender (</text:span><text:span text:style-name="T4"><text:a xlink:href="https://www.blender.org/" xlink:type="simple">https://www.blender.org/</text:a></text:span><text:span text:style-name="T3">)</text:span></text:p>
              </text:list-item>
              <text:list-item>
                <text:p text:style-name="P7"><text:span text:style-name="T3">Kenny (</text:span><text:span text:style-name="T4"><text:a xlink:href="https://www.kenney.nl/" xlink:type="simple">https://www.kenney.nl/</text:a></text:span><text:span text:style-name="T3">)</text:span></text:p>
              </text:list-item>
            </text:list>
          </draw:text-box>
        </draw:frame>
        <presentation:notes draw:style-name="dp2">
          <draw:page-thumbnail draw:name="Google Shape;57;g24894d7e89b_0_20:notes" draw:style-name="gr1" draw:layer="layout" svg:width="16.932cm" svg:height="9.524cm" svg:x="1.059cm" svg:y="1.905cm" draw:page-number="2" presentation:class="page"/>
          <draw:frame draw:name="Google Shape;58;g24894d7e89b_0_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character in pixelorama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reating a character in pixelorama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Open up pixelorama</text:span></text:p>
              </text:list-item>
              <text:list-item>
                <text:p text:style-name="P7"><text:span text:style-name="T3">Create a new image 32x32</text:span></text:p>
              </text:list-item>
              <text:list-item>
                <text:p text:style-name="P7"><text:span text:style-name="T3">Using the various tools create a little character.</text:span></text:p>
              </text:list-item>
              <text:list-item>
                <text:p text:style-name="P7"><text:span text:style-name="T3">Make sure you use at least a couple of colors.</text:span></text:p>
              </text:list-item>
              <text:list-item>
                <text:p text:style-name="P7"><text:span text:style-name="T3">Do not color in the background</text:span></text:p>
              </text:list-item>
              <text:list-item>
                <text:p text:style-name="P7"><text:span text:style-name="T3">Export as a png and save it with yourname-charname.png</text:span></text:p>
              </text:list-item>
              <text:list-item>
                <text:p text:style-name="P7"><text:span text:style-name="T3">Upload it to the </text:span><text:span text:style-name="T4"><text:a xlink:href="https://drive.google.com/drive/folders/1uLK2DwaiPXC4ZobzM4dAh-d8rEyfHlF0?usp=drive_link" xlink:type="simple">shared drive</text:a></text:span></text:p>
              </text:list-item>
            </text:list>
          </draw:text-box>
        </draw:frame>
        <presentation:notes draw:style-name="dp2">
          <draw:page-thumbnail draw:name="Google Shape;63;g2e39b39b8da_0_0:notes" draw:style-name="gr1" draw:layer="layout" svg:width="16.932cm" svg:height="9.524cm" svg:x="1.059cm" svg:y="1.905cm" draw:page-number="3" presentation:class="page"/>
          <draw:frame draw:name="Google Shape;64;g2e39b39b8da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background with the Gimp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reating a background with the Gimp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Create a new image 1920x1080</text:span></text:p>
              </text:list-item>
              <text:list-item>
                <text:p text:style-name="P7"><text:span text:style-name="T3">Add a new laye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dd a title: “My Cool Game” or something similar.</text:span></text:p>
                  </text:list-item>
                </text:list>
              </text:list-item>
              <text:list-item>
                <text:p text:style-name="P7"><text:span text:style-name="T3">Load the character you created with pixelrama and place it on a new layer.</text:span></text:p>
              </text:list-item>
              <text:list-item>
                <text:p text:style-name="P7"><text:span text:style-name="T3">Draw some shapes with different colors again on another layer.</text:span></text:p>
              </text:list-item>
              <text:list-item>
                <text:p text:style-name="P7"><text:span text:style-name="T3">Save as a .xcf and export it as a png.</text:span></text:p>
                <text:list>
                  <text:list-item>
                    <text:p text:style-name="P7"><text:span text:style-name="T6">We are going to use the png later but we are keeping the xcf so we can make changes if needed and keep our layers.</text:span></text:p>
                  </text:list-item>
                </text:list>
              </text:list-item>
              <text:list-item>
                <text:p text:style-name="P7"><text:span text:style-name="T3">Resize the image as an 800x600.</text:span></text:p>
              </text:list-item>
              <text:list-item>
                <text:p text:style-name="P7"><text:span text:style-name="T3">Save the name as yourname-bg.png and upload to the </text:span><text:span text:style-name="T4"><text:a xlink:href="https://drive.google.com/drive/folders/1wGml84XkYgUoO_llKMw4ZIF133NPQ-I_?usp=drive_link" xlink:type="simple">shared drive</text:a></text:span></text:p>
              </text:list-item>
              <text:list-item>
                <text:p text:style-name="P7"><text:span text:style-name="T3">Tutorials</text:span></text:p>
                <text:list>
                  <text:list-item>
                    <text:p text:style-name="P7"><text:span text:style-name="T7"><text:a xlink:href="https://www.youtube.com/watch?v=F4vf2pIC0q0&amp;list=PLqazFFzUAPc4vITMJaF3Fnqh3pccSMnC4&amp;index=3" xlink:type="simple">Getting Started</text:a></text:span></text:p>
                  </text:list-item>
                  <text:list-item>
                    <text:p text:style-name="P7"><text:span text:style-name="T8"><text:a xlink:href="https://www.youtube.com/watch?v=P9NbpqW8m6Y" xlink:type="simple">Intro to Layers</text:a></text:span></text:p>
                  </text:list-item>
                  <text:list-item>
                    <text:p text:style-name="P7"><text:span text:style-name="T7"><text:a xlink:href="https://www.youtube.com/watch?v=bxrDIAtvQfc" xlink:type="simple">Gimp Tips and Trick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24a0272f5d6_0_0:notes" draw:style-name="gr1" draw:layer="layout" svg:width="16.932cm" svg:height="9.524cm" svg:x="1.059cm" svg:y="1.905cm" draw:page-number="4" presentation:class="page"/>
          <draw:frame draw:name="Google Shape;70;g24a0272f5d6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wnloading asset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ownloading assets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All kinds of sites</text:span></text:p>
              </text:list-item>
              <text:list-item>
                <text:p text:style-name="P7"><text:span text:style-name="T3">Need to pay attention to licensing</text:span></text:p>
              </text:list-item>
              <text:list-item>
                <text:p text:style-name="P7"><text:span text:style-name="T3">Cool resources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Kenny (</text:span><text:span text:style-name="T8"><text:a xlink:href="https://www.kenney.nl/" xlink:type="simple">https://www.kenney.nl/</text:a></text:span><text:span text:style-name="T6">)</text:span></text:p>
                  </text:list-item>
                  <text:list-item>
                    <text:p text:style-name="P7"><text:span text:style-name="T7"><text:a xlink:href="https://fonts.google.com/" xlink:type="simple">https://fonts.google.com/</text:a></text:span></text:p>
                  </text:list-item>
                  <text:list-item>
                    <text:p text:style-name="P7"><text:span text:style-name="T7"><text:a xlink:href="https://itch.io/game-assets/free/tag-godot" xlink:type="simple">https://itch.io/game-assets/free/tag-godo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2eae4eb38e8_0_0:notes" draw:style-name="gr1" draw:layer="layout" svg:width="16.932cm" svg:height="9.524cm" svg:x="1.059cm" svg:y="1.905cm" draw:page-number="5" presentation:class="page"/>
          <draw:frame draw:name="Google Shape;76;g2eae4eb38e8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25"/>
    <meta:generator>LibreOffice/25.8.2.2$Windows_X86_64 LibreOffice_project/d401f2107ccab8f924a8e2df40f573aab7605b6f</meta:generator>
  </office:meta>
</office:document-meta>
</file>